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1.616cm"/>
    </style:style>
    <style:style style:name="co36" style:family="table-column">
      <style:table-column-properties fo:break-before="auto" style:column-width="2.018cm"/>
    </style:style>
    <style:style style:name="co37" style:family="table-column">
      <style:table-column-properties fo:break-before="auto" style:column-width="2.124cm"/>
    </style:style>
    <style:style style:name="co38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1.506cm"/>
    </style:style>
    <style:style style:name="co43" style:family="table-column">
      <style:table-column-properties fo:break-before="auto" style:column-width="0.919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443cm"/>
    </style:style>
    <style:style style:name="co46" style:family="table-column">
      <style:table-column-properties fo:break-before="auto" style:column-width="0.466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9" style:family="table-cell" style:parent-style-name="Default" style:data-style-name="N36">
      <style:text-properties fo:font-weight="bold" style:font-weight-asian="bold" style:font-weight-complex="bold"/>
    </style:style>
    <style:style style:name="ce180" style:family="table-cell" style:parent-style-name="Default" style:data-style-name="N36"/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93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29">
      <style:text-properties fo:font-weight="bold" style:font-weight-asian="bold" style:font-weight-complex="bold"/>
    </style:style>
    <style:style style:name="ce81" style:family="table-cell" style:parent-style-name="Default" style:data-style-name="N129"/>
    <style:style style:name="ce196" style:family="table-cell" style:parent-style-name="Default" style:data-style-name="N129"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</style:style>
    <style:style style:name="ce19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d4ea6b"/>
    </style:style>
    <style:style style:name="ce202" style:family="table-cell" style:parent-style-name="Default">
      <style:table-cell-properties fo:background-color="#069a2e"/>
    </style:style>
    <style:style style:name="ce203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04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5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6" style:family="table-cell" style:parent-style-name="Default" style:data-style-name="N129">
      <style:table-cell-properties fo:background-color="transparent"/>
    </style:style>
    <style:style style:name="ce207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208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77" style:family="table-cell" style:parent-style-name="Default" style:data-style-name="N4"/>
    <style:style style:name="ce209" style:family="table-cell" style:parent-style-name="Default" style:data-style-name="N36">
      <style:table-cell-properties fo:background-color="#ffd7d7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ffd7d7"/>
    </style:style>
    <style:style style:name="ce212" style:family="table-cell" style:parent-style-name="Default" style:data-style-name="N4">
      <style:table-cell-properties fo:background-color="#ffd7d7"/>
    </style:style>
    <style:style style:name="ce213" style:family="table-cell" style:parent-style-name="Default" style:data-style-name="N129">
      <style:table-cell-properties fo:background-color="#ffd7d7"/>
    </style:style>
    <style:style style:name="ce214" style:family="table-cell" style:parent-style-name="Default" style:data-style-name="N36">
      <style:table-cell-properties fo:background-color="#d4ea6b"/>
    </style:style>
    <style:style style:name="ce21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18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219" style:family="table-cell" style:parent-style-name="Default" style:data-style-name="N4">
      <style:table-cell-properties fo:background-color="#d4ea6b"/>
    </style:style>
    <style:style style:name="ce90" style:family="table-cell" style:parent-style-name="Default" style:data-style-name="N4">
      <style:table-cell-properties fo:background-color="transparent"/>
    </style:style>
    <style:style style:name="ce176" style:family="table-cell" style:parent-style-name="Default" style:data-style-name="N4">
      <style:text-properties fo:font-weight="bold" style:font-weight-asian="bold" style:font-weight-complex="bold"/>
    </style:style>
    <style:style style:name="ce220" style:family="table-cell" style:parent-style-name="Default" style:data-style-name="N36">
      <style:table-cell-properties fo:background-color="transparent"/>
    </style:style>
    <style:style style:name="ce221" style:family="table-cell" style:parent-style-name="Default">
      <style:table-cell-properties fo:background-color="#ffd8ce"/>
    </style:style>
    <style:style style:name="ce22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224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>
      <style:text-properties fo:font-weight="normal" style:font-weight-asian="normal" style:font-weight-complex="normal"/>
    </style:style>
    <style:style style:name="ce228" style:family="table-cell" style:parent-style-name="Default" style:data-style-name="N4">
      <style:table-cell-properties fo:background-color="#ffd8ce"/>
    </style:style>
    <style:style style:name="ce229" style:family="table-cell" style:parent-style-name="Default" style:data-style-name="N129">
      <style:table-cell-properties fo:background-color="#ffd8ce"/>
    </style:style>
    <style:style style:name="ce23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1" style:family="table-cell" style:parent-style-name="Default">
      <style:table-cell-properties fo:background-color="#81d41a"/>
    </style:style>
    <style:style style:name="ce232" style:family="table-cell" style:parent-style-name="Default">
      <style:table-cell-properties fo:background-color="#ffa6a6"/>
    </style:style>
    <style:style style:name="ce23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39" style:family="table-cell" style:parent-style-name="Default" style:data-style-name="N4">
      <style:table-cell-properties fo:background-color="#81d41a"/>
    </style:style>
    <style:style style:name="ce240" style:family="table-cell" style:parent-style-name="Default" style:data-style-name="N4">
      <style:text-properties fo:font-weight="normal" style:font-weight-asian="normal" style:font-weight-complex="normal"/>
    </style:style>
    <style:style style:name="ce186" style:family="table-cell" style:parent-style-name="Default" style:data-style-name="N104">
      <style:text-properties fo:font-weight="normal" style:font-weight-asian="normal" style:font-weight-complex="normal"/>
    </style:style>
    <style:style style:name="ce243" style:family="table-cell" style:parent-style-name="Default" style:data-style-name="N104">
      <style:text-properties fo:font-weight="bold" style:font-weight-asian="bold" style:font-weight-complex="bold"/>
    </style:style>
    <style:style style:name="ce2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9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9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9">
      <style:table-cell-properties fo:background-color="#ffffd7"/>
    </style:style>
    <style:style style:name="ce104" style:family="table-cell" style:parent-style-name="Default" style:data-style-name="N129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2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9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9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29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29">
      <style:text-properties fo:font-weight="bold" style:font-weight-asian="bold" style:font-weight-complex="bold"/>
    </style:style>
    <style:style style:name="ce138" style:family="table-cell" style:parent-style-name="Default" style:data-style-name="N129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29">
      <style:table-cell-properties fo:background-color="transparent"/>
    </style:style>
    <style:style style:name="ce14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9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29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3" style:family="table-cell" style:parent-style-name="Default">
      <style:table-cell-properties fo:background-color="#ffa6a6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3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/>
    </style:style>
    <style:style style:name="T1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c9211e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15"/>
        <table:table-column table:style-name="co44" table:default-cell-style-name="ce80"/>
        <table:table-column table:style-name="co45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7"/>
          <table:table-cell table:style-name="ce114"/>
          <table:table-cell table:style-name="ce118" table:number-columns-repeated="3"/>
        </table:table-row>
        <table:table-row table:style-name="ro4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/>
          <table:table-cell table:style-name="ce118" table:formula="of:=[.I7]*0.2491" office:value-type="float" office:value="0" calcext:value-type="float">
            <text:p>0,00</text:p>
          </table:table-cell>
          <table:table-cell table:style-name="ce118" table:formula="of:=[.I7]-[.J7]" office:value-type="float" office:value="0" calcext:value-type="float">
            <text:p>0,00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7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8072.2" calcext:value-type="float">
            <text:p>28.0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787.52" calcext:value-type="float">
            <text:p>27.787,52</text:p>
          </table:table-cell>
          <table:table-cell table:style-name="ce98" table:formula="of:=[$'10'.F2]" office:value-type="float" office:value="79618.41" calcext:value-type="float">
            <text:p>79.6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628.4" calcext:value-type="float">
            <text:p>68.6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135349.5" calcext:value-type="float">
            <text:p>135.349,50</text:p>
          </table:table-cell>
          <table:table-cell table:style-name="ce103" table:formula="of:=[$'11'.E2]" office:value-type="float" office:value="-14174.82" calcext:value-type="float">
            <text:p>-14.174,82</text:p>
          </table:table-cell>
          <table:table-cell table:style-name="ce108" table:formula="of:=[.B13]+[.C13]+[.D12]" office:value-type="float" office:value="148962.2" calcext:value-type="float">
            <text:p>148.962,20</text:p>
          </table:table-cell>
          <table:table-cell table:style-name="ce98" table:formula="of:=[$'11'.F2]" office:value-type="float" office:value="0" calcext:value-type="float">
            <text:p>0,00</text:p>
          </table:table-cell>
          <table:table-cell table:style-name="ce103" table:formula="of:=[$'11'.G2]" office:value-type="float" office:value="0" calcext:value-type="float">
            <text:p>0,00</text:p>
          </table:table-cell>
          <table:table-cell table:style-name="ce109" table:formula="of:=[.E13]+[.F13]+[.G12]" office:value-type="float" office:value="68628.4" calcext:value-type="float">
            <text:p>68.628,4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14149.5" calcext:value-type="float">
            <text:p>14.1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51465.2" calcext:value-type="float">
            <text:p>151.465,20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8628.4" calcext:value-type="float">
            <text:p>68.628,4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09345.47" calcext:value-type="float">
            <text:p>409.345,47</text:p>
          </table:table-cell>
          <table:table-cell table:style-name="ce104" table:formula="of:=SUM([.C3:.C14])" office:value-type="float" office:value="-257880.27" calcext:value-type="float">
            <text:p>-257.880,27</text:p>
          </table:table-cell>
          <table:table-cell table:style-name="ce109"/>
          <table:table-cell table:style-name="ce99" table:formula="of:=SUM([.E3:.E14])" office:value-type="float" office:value="345080.05" calcext:value-type="float">
            <text:p>345.080,05</text:p>
          </table:table-cell>
          <table:table-cell table:style-name="ce104" table:formula="of:=SUM([.F3:.F14])" office:value-type="float" office:value="-276451.65" calcext:value-type="float">
            <text:p>-276.451,65</text:p>
          </table:table-cell>
          <table:table-cell table:style-name="ce109" table:formula="of:=[.E15]+[.F15]" office:value-type="float" office:value="68628.4" calcext:value-type="float">
            <text:p>68.628,40</text:p>
          </table:table-cell>
          <table:table-cell table:style-name="ce111"/>
          <table:table-cell table:style-name="ce113" table:formula="of:=SUM([.I3:.I14])" office:value-type="float" office:value="267" calcext:value-type="float">
            <text:p>267</text:p>
          </table:table-cell>
          <table:table-cell table:style-name="ce119" table:formula="of:=SUM([.J3:.J14])" office:value-type="float" office:value="66.5097" calcext:value-type="float">
            <text:p>66,51</text:p>
          </table:table-cell>
          <table:table-cell table:style-name="ce119" table:formula="of:=SUM([.K3:.K14])" office:value-type="float" office:value="200.4903" calcext:value-type="float">
            <text:p>200,49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4112.1225" calcext:value-type="float">
            <text:p>34.112,12</text:p>
          </table:table-cell>
          <table:table-cell table:style-name="ce105" table:formula="of:=[.C15]/[.A16]" office:value-type="float" office:value="-21490.0225" calcext:value-type="float">
            <text:p>-21.490,02</text:p>
          </table:table-cell>
          <table:table-cell table:style-name="ce105"/>
          <table:table-cell table:style-name="ce105" table:formula="of:=[.E15]/[.A16]" office:value-type="float" office:value="28756.6708333333" calcext:value-type="float">
            <text:p>28.756,67</text:p>
          </table:table-cell>
          <table:table-cell table:style-name="ce105" table:formula="of:=[.F15]/[.A16]" office:value-type="float" office:value="-23037.6375" calcext:value-type="float">
            <text:p>-23.037,64</text:p>
          </table:table-cell>
          <table:table-cell table:style-name="ce105" table:formula="of:=[.G15]/[.A16]" office:value-type="float" office:value="5719.03333333333" calcext:value-type="float">
            <text:p>5.719,03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286.5403" calcext:value-type="float">
            <text:p>286,54</text:p>
          </table:table-cell>
        </table:table-row>
        <table:table-row table:style-name="ro2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3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2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2">
          <table:table-cell/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8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88])" office:value-type="float" office:value="27131.07" calcext:value-type="float">
            <text:p>27.131,07</text:p>
          </table:table-cell>
          <table:table-cell table:style-name="ce135" table:formula="of:=SUM([.E4:.E88])" office:value-type="float" office:value="-17400.82" calcext:value-type="float">
            <text:p>-17.400,82</text:p>
          </table:table-cell>
          <table:table-cell table:style-name="ce135" table:formula="of:=SUM([.F4:.F85])" office:value-type="float" office:value="16133.3" calcext:value-type="float">
            <text:p>16.133,30</text:p>
          </table:table-cell>
          <table:table-cell table:style-name="ce135" table:formula="of:=SUM([.G4:.G85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12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2">
          <table:table-cell table:number-columns-repeated="3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6])" office:value-type="float" office:value="-11695.35" calcext:value-type="float">
            <text:p>-11.695,35</text:p>
          </table:table-cell>
          <table:table-cell table:style-name="ce135" table:formula="of:=SUM([.F4:.F83])" office:value-type="float" office:value="102061.66" calcext:value-type="float">
            <text:p>102.061,66</text:p>
          </table:table-cell>
          <table:table-cell table:style-name="ce135" table:formula="of:=SUM([.G4:.G83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7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0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1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YLÜL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1])" office:value-type="float" office:value="-61978.72" calcext:value-type="float">
            <text:p>-61.978,72</text:p>
          </table:table-cell>
          <table:table-cell table:style-name="ce135" table:formula="of:=SUM([.F5:.F68])" office:value-type="float" office:value="9260.5" calcext:value-type="float">
            <text:p>9.260,50</text:p>
          </table:table-cell>
          <table:table-cell table:style-name="ce135" table:formula="of:=SUM([.G5:.G68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2/12-2022-23</text:p>
          </table:table-cell>
          <table:table-cell table:style-name="ce162"/>
          <table:table-cell table:style-name="ce16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0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1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46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8072.2" calcext:value-type="float">
            <text:p>28.072,20</text:p>
          </table:table-cell>
          <table:table-cell table:style-name="ce135" table:formula="of:=SUM([.E4:.E108])" office:value-type="float" office:value="-34541.12" calcext:value-type="float">
            <text:p>-34.541,12</text:p>
          </table:table-cell>
          <table:table-cell table:style-name="ce135" table:formula="of:=SUM([.F4:.F105])" office:value-type="float" office:value="79618.41" calcext:value-type="float">
            <text:p>79.618,41</text:p>
          </table:table-cell>
          <table:table-cell table:style-name="ce135" table:formula="of:=SUM([.G4:.G105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0805.91" calcext:value-type="float">
            <text:p>-10.805,91</text:p>
          </table:table-cell>
        </table:table-row>
        <table:table-row table:style-name="ro2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8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8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8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200" calcext:value-type="currency">
            <text:p>₺1.200,00</text:p>
          </table:table-cell>
          <table:table-cell table:style-name="ce133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H73]+[.F74]+[.G74]" office:value-type="float" office:value="-1005.91" calcext:value-type="float">
            <text:p>-1.0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005.91" calcext:value-type="float">
            <text:p>-1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005.91" calcext:value-type="float">
            <text:p>-1.0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744.09" calcext:value-type="float">
            <text:p>12.7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005.91" calcext:value-type="float">
            <text:p>-11.005,91</text:p>
          </table:table-cell>
        </table:table-row>
        <table:table-row table:style-name="ro2">
          <table:table-cell office:value-type="date" office:date-value="2022-06-30" calcext:value-type="date">
            <text:p>30.06.2022</text:p>
          </table:table-cell>
          <table:table-cell table:style-name="ce162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1005.91" calcext:value-type="float">
            <text:p>-11.005,91</text:p>
          </table:table-cell>
        </table:table-row>
        <table:table-row table:style-name="ro2">
          <table:table-cell office:value-type="date" office:date-value="2022-07-30" calcext:value-type="date">
            <text:p>30.07.2022</text:p>
          </table:table-cell>
          <table:table-cell table:style-name="ce162" office:value-type="string" calcext:value-type="string">
            <text:p>SnyF-Kynkçı Merdal 12/12-2022-23</text:p>
          </table:table-cell>
          <table:table-cell table:style-name="ce162"/>
          <table:table-cell table:style-name="ce16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1005.91" calcext:value-type="float">
            <text:p>-11.005,91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73" office:value-type="string" calcext:value-type="string">
            <text:p>SnyF-Kynkçı Merdal 11/12-2022-23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1005.91" calcext:value-type="float">
            <text:p>-11.005,91</text:p>
          </table:table-cell>
        </table:table-row>
        <table:table-row table:style-name="ro2">
          <table:table-cell office:value-type="date" office:date-value="2022-09-30" calcext:value-type="date">
            <text:p>30.09.2022</text:p>
          </table:table-cell>
          <table:table-cell table:style-name="ce173" office:value-type="string" calcext:value-type="string">
            <text:p>SnyF-Kynkçı Merdal 10/12-2022-23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1005.91" calcext:value-type="float">
            <text:p>-11.005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6])" office:value-type="float" office:value="135349.5" calcext:value-type="float">
            <text:p>135.349,50</text:p>
          </table:table-cell>
          <table:table-cell table:style-name="ce135" table:formula="of:=SUM([.E4:.E76])" office:value-type="float" office:value="-14174.82" calcext:value-type="float">
            <text:p>-14.174,82</text:p>
          </table:table-cell>
          <table:table-cell table:style-name="ce135" table:formula="of:=SUM([.F4:.F74])" office:value-type="float" office:value="0" calcext:value-type="float">
            <text:p>0,00</text:p>
          </table:table-cell>
          <table:table-cell table:style-name="ce135" table:formula="of:=SUM([.G4:.G74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Default"/>
          <table:table-cell table:style-name="ce137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37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 table:number-columns-repeated="2"/>
          <table:table-cell table:style-name="Default"/>
          <table:table-cell table:style-name="ce137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37"/>
          <table:table-cell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37"/>
          <table:table-cell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2/6</text:p>
          </table:table-cell>
          <table:table-cell table:number-columns-repeated="2"/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13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office:value-type="float" office:value="-721.38" calcext:value-type="float">
            <text:p>-721,38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<text:span text:style-name="T7">4876 KK                 </text:span><text:span text:style-name="T13">-2.528,32</text:span></text:p>
          </table:table-cell>
          <table:table-cell table:style-name="ce131" table:number-columns-repeated="2"/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 office:value-type="currency" office:currency="TRY" office:value="43200" calcext:value-type="currency">
            <text:p>₺43.2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47]+[.F48]+[.G48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7])" office:value-type="float" office:value="14149.5" calcext:value-type="float">
            <text:p>14.149,50</text:p>
          </table:table-cell>
          <table:table-cell table:style-name="ce135" table:formula="of:=SUM([.E4:.E74])" office:value-type="float" office:value="-11646.5" calcext:value-type="float">
            <text:p>-11.646,50</text:p>
          </table:table-cell>
          <table:table-cell table:style-name="ce135" table:formula="of:=SUM([.F4:.F72])" office:value-type="float" office:value="0" calcext:value-type="float">
            <text:p>0,00</text:p>
          </table:table-cell>
          <table:table-cell table:style-name="ce135" table:formula="of:=SUM([.G4:.G72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3/6</text:p>
          </table:table-cell>
          <table:table-cell table:style-name="ce129" table:number-columns-repeated="2"/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7">8222520300</text:span> /CK ÇEPESAŞ/FATURA</text:p>
          </table:table-cell>
          <table:table-cell table:style-name="ce130" table:number-columns-repeated="2"/>
          <table:table-cell table:style-name="ce137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table:style-name="ce137"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table:style-name="ce137"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27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80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11">
      <number:number number:decimal-places="4" number:min-decimal-places="4" number:min-integer-digits="1"/>
    </number:number-style>
    <number:date-style style:name="N124">
      <number:day number:style="long"/>
      <number:text>.</number:text>
      <number:month number:style="long"/>
      <number:text>.</number:text>
    </number:date-style>
    <number:number-style style:name="N112">
      <number:number number:decimal-places="3" number:min-decimal-places="3" number:min-integer-digits="1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20">
      <number:number number:decimal-places="11" number:min-decimal-places="1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2" style:volatile="true" number:language="tr" number:country="TR">
      <number:text> </number:text>
      <number:fill-character> </number:fill-character>
      <number:text>- TL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9P0"/>
    </number:currency-style>
    <number:currency-style style:name="N1012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date-style style:name="N10126" number:language="tr" number:country="TR">
      <number:month number:textual="true"/>
      <number:text>.</number:text>
      <number:year/>
    </number:date-style>
    <number:date-style style:name="N10125" number:language="tr" number:country="TR">
      <number:day/>
      <number:text>. </number:text>
      <number:month number:textual="true"/>
    </number:date-style>
    <number:date-style style:name="N1012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3" number:language="tr" number:country="TR">
      <number:day/>
      <number:text>.</number:text>
      <number:month number:textual="true"/>
    </number:date-style>
    <number:number-style style:name="N1012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2P0"/>
    </number:number-style>
    <number:date-style style:name="N10121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1" number:language="tr" number:country="TR">
      <number:text-content/>
      <style:map style:condition="value()&lt;=1.7976931348623157E+308" style:apply-style-name="N10121P0"/>
    </number:text-style>
    <number:number-style style:name="N1011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9P0"/>
    </number:number-style>
    <number:number-style style:name="N1011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1H24M30S</meta:editing-duration>
    <meta:editing-cycles>89</meta:editing-cycles>
    <meta:generator>LibreOffice/7.3.6.2$Linux_X86_64 LibreOffice_project/30$Build-2</meta:generator>
    <dc:date>2022-11-01T15:48:31.511858850</dc:date>
    <meta:document-statistic meta:table-count="14" meta:cell-count="1954" meta:object-count="0"/>
  </office:meta>
</office:document-meta>
</file>